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d6a" officeooo:paragraph-rsid="00002d6a"/>
    </style:style>
    <style:style style:name="P2" style:family="paragraph" style:parent-style-name="Standard">
      <style:text-properties officeooo:rsid="00002d6a" officeooo:paragraph-rsid="00002d6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>{</text:p>
      <text:p text:style-name="Standard"><text:s text:c="4"/>int arr[5] = {5*5, 10*2, 10*20, 20*30, 40*40};</text:p>
      <text:p text:style-name="Standard"/>
      <text:p text:style-name="Standard"><text:s text:c="4"/>int i, sum =0;</text:p>
      <text:p text:style-name="Standard"/>
      <text:p text:style-name="Standard"><text:s text:c="4"/>for (i=0; i&lt;5; i++)</text:p>
      <text:p text:style-name="Standard"/>
      <text:p text:style-name="Standard"><text:s text:c="4"/>{</text:p>
      <text:p text:style-name="Standard"/>
      <text:p text:style-name="Standard"><text:s text:c="8"/>sum = sum + arr[i];</text:p>
      <text:p text:style-name="Standard"><text:s text:c="8"/></text:p>
      <text:p text:style-name="Standard"><text:s text:c="4"/>}</text:p>
      <text:p text:style-name="Standard"/>
      <text:p text:style-name="Standard"><text:s text:c="4"/>printf ("sum %d \n", sum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Output</text:span> <text:s text:c="2"/>:</text:p>
      <text:p text:style-name="P1"/>
      <text:p text:style-name="P1"/>
      <text:p text:style-name="P1">sum of elements in an array 2445 </text:p>
      <text:p text:style-name="P1"/>
      <text:p text:style-name="P1"/>
      <text:p text:style-name="P1"/>
      <text:p text:style-name="P1">#include&lt;stdio.h&gt;</text:p>
      <text:p text:style-name="P1">#include&lt;string.h&gt;</text:p>
      <text:p text:style-name="P1"/>
      <text:p text:style-name="P1">struct DOB {</text:p>
      <text:p text:style-name="P1"><text:s text:c="4"/>int day;</text:p>
      <text:p text:style-name="P1"><text:s text:c="4"/>int month;</text:p>
      <text:p text:style-name="P1"><text:s text:c="4"/>int year;</text:p>
      <text:p text:style-name="P1">};</text:p>
      <text:p text:style-name="P1"/>
      <text:p text:style-name="P1">struct student{</text:p>
      <text:p text:style-name="P1"><text:s text:c="4"/>char name[10];</text:p>
      <text:p text:style-name="P1"><text:s text:c="4"/>int rollno;</text:p>
      <text:p text:style-name="P1"><text:s text:c="4"/>float percentage;</text:p>
      <text:p text:style-name="P1"><text:s text:c="4"/>struct DOB d1;</text:p>
      <text:p text:style-name="P1">};</text:p>
      <text:p text:style-name="P1"/>
      <text:p text:style-name="P1">int main()</text:p>
      <text:p text:style-name="P1">{</text:p>
      <text:p text:style-name="P1"><text:s text:c="4"/>struct student stu[2];</text:p>
      <text:p text:style-name="P1"><text:s/></text:p>
      <text:p text:style-name="P1"><text:s/>printf("enter name");</text:p>
      <text:p text:style-name="P1"><text:soft-page-break/><text:s/>scanf("%s",stu[0].name);</text:p>
      <text:p text:style-name="P1"><text:s/></text:p>
      <text:p text:style-name="P1"><text:s/>printf("enter roll");</text:p>
      <text:p text:style-name="P1"><text:s/>scanf("%d", &amp;stu[0].rollno);</text:p>
      <text:p text:style-name="P1"><text:s/></text:p>
      <text:p text:style-name="P1"><text:s/>printf("enter percentage");</text:p>
      <text:p text:style-name="P1"><text:s/>scanf("%f", &amp;stu[0].percentage);</text:p>
      <text:p text:style-name="P1"><text:s/></text:p>
      <text:p text:style-name="P1"><text:s/>printf("enter dob");</text:p>
      <text:p text:style-name="P1"><text:s/>scanf("%d%d%d", &amp;stu[0].d1.day,&amp;stu[0].d1.month, &amp;stu[0].d1.year);</text:p>
      <text:p text:style-name="P1"/>
      <text:p text:style-name="P1">printf("enter name");</text:p>
      <text:p text:style-name="P1"><text:s/>scanf("%s",stu[1].name);</text:p>
      <text:p text:style-name="P1"><text:s/></text:p>
      <text:p text:style-name="P1"><text:s/>printf("enter roll");</text:p>
      <text:p text:style-name="P1"><text:s/>scanf("%d", &amp;stu[1].rollno);</text:p>
      <text:p text:style-name="P1"><text:s/></text:p>
      <text:p text:style-name="P1"><text:s/>printf("enter percentage");</text:p>
      <text:p text:style-name="P1"><text:s/>scanf("%f", &amp;stu[1].percentage);</text:p>
      <text:p text:style-name="P1"><text:s/></text:p>
      <text:p text:style-name="P1"><text:s/>printf("enter dob");</text:p>
      <text:p text:style-name="P1"><text:s/>scanf("%d%d%d", &amp;stu[1].d1.day,&amp;stu[1].d1.month, &amp;stu[1].d1.year);</text:p>
      <text:p text:style-name="P1"/>
      <text:p text:style-name="P1"><text:s/>for <text:s/>(int i=0;i&lt;2;i++)</text:p>
      <text:p text:style-name="P1"><text:s/>{</text:p>
      <text:p text:style-name="P1"><text:s/>printf("Name = %s\n", stu[i].name);</text:p>
      <text:p text:style-name="P1"><text:s/>printf("Roll no = %d\n", stu[i].rollno);</text:p>
      <text:p text:style-name="P1"><text:s/>printf("%d = %f\n", stu[i].percentage);</text:p>
      <text:p text:style-name="P1"><text:s/>printf("DOB = %d%d%d", stu[i].d1.day,stu[i].d1.month, stu[i].d1.year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08:02.815492124</meta:creation-date>
    <dc:date>2022-09-28T18:31:06.282562508</dc:date>
    <meta:editing-duration>PT2H44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28" meta:character-count="1171" meta:non-whitespace-character-count="986"/>
  </office:meta>
</office:document-meta>
</file>